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33000004130CC7D9BAB9D9E895.png" manifest:media-type="image/png"/>
  <manifest:file-entry manifest:full-path="Pictures/100002010000072F00000420598AD06F0CB3575F.png" manifest:media-type="image/png"/>
  <manifest:file-entry manifest:full-path="Pictures/100002010000072B000004191D41059BE315260C.png" manifest:media-type="image/png"/>
  <manifest:file-entry manifest:full-path="Pictures/10000201000007370000041E1872064002D4BE6F.png" manifest:media-type="image/png"/>
  <manifest:file-entry manifest:full-path="Pictures/10000201000007370000041AF9BA0FC6FB1008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509cm" fo:break-before="auto" style:use-optimal-row-height="false"/>
    </style:style>
    <style:style style:name="ro3" style:family="table-row">
      <style:table-row-properties style:row-height="7.179cm" fo:break-before="auto" style:use-optimal-row-height="false"/>
    </style:style>
    <style:style style:name="ro4" style:family="table-row">
      <style:table-row-properties style:row-height="7.562cm" fo:break-before="auto" style:use-optimal-row-height="false"/>
    </style:style>
    <style:style style:name="ro5" style:family="table-row">
      <style:table-row-properties style:row-height="8.662cm" fo:break-before="auto" style:use-optimal-row-height="false"/>
    </style:style>
    <style:style style:name="ro6" style:family="table-row">
      <style:table-row-properties style:row-height="6.7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8pt" style:font-size-asian="88pt" style:font-size-complex="8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MPLITUD</text:p>
          </table:table-cell>
          <table:table-cell>
            <draw:frame draw:z-index="0" draw:name="Imagen 1" draw:style-name="gr1" draw:text-style-name="P1" svg:width="11.872cm" svg:height="6.524cm" svg:x="0.332cm" svg:y="0.431cm">
              <draw:image xlink:href="Pictures/10000201000007370000041AF9BA0FC6FB10084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>
            <draw:frame draw:z-index="1" draw:name="Imagen 2" draw:style-name="gr1" draw:text-style-name="P1" svg:width="12.278cm" svg:height="6.774cm" svg:x="0.233cm" svg:y="0.27cm">
              <draw:image xlink:href="Pictures/10000201000007370000041E1872064002D4BE6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>
            <draw:frame draw:z-index="2" draw:name="Imagen 3" draw:style-name="gr1" draw:text-style-name="P1" svg:width="12.3cm" svg:height="6.798cm" svg:x="0.091cm" svg:y="0.369cm">
              <draw:image xlink:href="Pictures/100002010000072B000004191D41059BE315260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>
            <draw:frame draw:z-index="3" draw:name="Imagen 4" draw:style-name="gr1" draw:text-style-name="P1" svg:width="11.95cm" svg:height="7.176cm" svg:x="0.351cm" svg:y="0.878cm">
              <draw:image xlink:href="Pictures/100002010000072F00000420598AD06F0CB3575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>
            <draw:frame draw:z-index="4" draw:name="Imagen 5" draw:style-name="gr1" draw:text-style-name="P1" svg:width="11.901cm" svg:height="6.829cm" svg:x="0.25cm" svg:y="0.807cm">
              <draw:image xlink:href="Pictures/1000020100000733000004130CC7D9BAB9D9E895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8:57:11.539277170</meta:creation-date>
    <dc:date>2023-05-03T19:09:34.340593367</dc:date>
    <meta:editing-duration>PT1M42S</meta:editing-duration>
    <meta:editing-cycles>1</meta:editing-cycles>
    <meta:document-statistic meta:table-count="1" meta:cell-count="6" meta:object-count="5"/>
    <meta:generator>LibreOffice/6.4.7.2$Linux_X86_64 LibreOffice_project/40$Build-2</meta:generator>
  </office:meta>
</office:document-meta>
</file>